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pabilityImpl.toXML( Capability capabilit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apabilityImpl.toX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abilityImpl.CapabilityImpl( XmlPullParser pars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apabilityImpl.addProperty( String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pability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abilityImpl.CapabilityImpl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abilityImpl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